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692f13" officeooo:paragraph-rsid="47af89c9"/>
    </style:style>
    <style:style style:name="P9" style:family="paragraph" style:parent-style-name="Text_20_body">
      <style:text-properties officeooo:rsid="4786fe01" officeooo:paragraph-rsid="47af89c9"/>
    </style:style>
    <style:style style:name="P10" style:family="paragraph" style:parent-style-name="Text_20_body">
      <style:text-properties officeooo:rsid="478823fb" officeooo:paragraph-rsid="47af89c9"/>
    </style:style>
    <style:style style:name="P11" style:family="paragraph" style:parent-style-name="Text_20_body">
      <style:text-properties officeooo:rsid="4789ea90" officeooo:paragraph-rsid="47af89c9"/>
    </style:style>
    <style:style style:name="P12" style:family="paragraph" style:parent-style-name="Text_20_body">
      <style:text-properties officeooo:rsid="4792d385" officeooo:paragraph-rsid="47af89c9"/>
    </style:style>
    <style:style style:name="P13" style:family="paragraph" style:parent-style-name="Text_20_body">
      <style:text-properties officeooo:paragraph-rsid="4798cb77"/>
    </style:style>
    <style:style style:name="P14" style:family="paragraph" style:parent-style-name="Text_20_body">
      <style:text-properties officeooo:paragraph-rsid="47a111c8"/>
    </style:style>
    <style:style style:name="P15" style:family="paragraph" style:parent-style-name="Text_20_body">
      <style:text-properties officeooo:paragraph-rsid="47ac661a"/>
    </style:style>
    <style:style style:name="P16" style:family="paragraph" style:parent-style-name="Text_20_body">
      <style:text-properties officeooo:paragraph-rsid="47adbd34"/>
    </style:style>
    <style:style style:name="P17" style:family="paragraph" style:parent-style-name="Text_20_body">
      <style:text-properties officeooo:rsid="47d1094b" officeooo:paragraph-rsid="47af89c9"/>
    </style:style>
    <style:style style:name="P18" style:family="paragraph" style:parent-style-name="Text_20_body">
      <style:text-properties officeooo:rsid="47d371cc" officeooo:paragraph-rsid="47af89c9"/>
    </style:style>
    <style:style style:name="P19" style:family="paragraph" style:parent-style-name="Text_20_body">
      <style:text-properties officeooo:paragraph-rsid="47af89c9"/>
    </style:style>
    <style:style style:name="P20" style:family="paragraph" style:parent-style-name="Text_20_body">
      <style:text-properties style:use-window-font-color="true" style:font-name="Georgia" fo:font-size="10pt" fo:letter-spacing="0.004cm" fo:language="cs" fo:country="CZ" fo:font-style="normal" officeooo:rsid="47902666" officeooo:paragraph-rsid="47af89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 style:family="paragraph" style:parent-style-name="Text_20_body">
      <style:text-properties officeooo:paragraph-rsid="47b18bc0"/>
    </style:style>
    <style:style style:name="P22" style:family="paragraph" style:parent-style-name="Text_20_body">
      <style:text-properties style:text-line-through-style="solid" style:text-line-through-type="single" officeooo:rsid="49236a28" officeooo:paragraph-rsid="47b18bc0"/>
    </style:style>
    <style:style style:name="P23" style:family="paragraph" style:parent-style-name="Text_20_body">
      <style:text-properties officeooo:rsid="49236a28" officeooo:paragraph-rsid="47b18bc0"/>
    </style:style>
    <style:style style:name="P24" style:family="paragraph" style:parent-style-name="Text_20_body">
      <style:text-properties style:text-line-through-style="none" style:text-line-through-type="none" officeooo:rsid="47b18bc0" officeooo:paragraph-rsid="47b18bc0"/>
    </style:style>
    <style:style style:name="P25" style:family="paragraph" style:parent-style-name="Text_20_body">
      <style:text-properties style:text-line-through-style="none" style:text-line-through-type="none" officeooo:rsid="47b18bc0" officeooo:paragraph-rsid="47b47651"/>
    </style:style>
    <style:style style:name="P26" style:family="paragraph" style:parent-style-name="Text_20_body">
      <style:text-properties style:text-line-through-style="none" style:text-line-through-type="none" officeooo:rsid="47b18bc0" officeooo:paragraph-rsid="47b5825f"/>
    </style:style>
    <style:style style:name="P27" style:family="paragraph" style:parent-style-name="Text_20_body">
      <style:text-properties style:text-line-through-style="none" style:text-line-through-type="none" officeooo:rsid="4906b967" officeooo:paragraph-rsid="47b6c19a"/>
    </style:style>
    <style:style style:name="P28" style:family="paragraph" style:parent-style-name="Text_20_body">
      <style:text-properties officeooo:rsid="49683d3b" officeooo:paragraph-rsid="47b3632f"/>
    </style:style>
    <style:style style:name="P29" style:family="paragraph" style:parent-style-name="Text_20_body">
      <style:text-properties officeooo:paragraph-rsid="47b47651"/>
    </style:style>
    <style:style style:name="P30" style:family="paragraph" style:parent-style-name="Text_20_body">
      <style:text-properties officeooo:paragraph-rsid="47b5825f"/>
    </style:style>
    <style:style style:name="P31" style:family="paragraph" style:parent-style-name="Text_20_body">
      <style:text-properties officeooo:rsid="4906b967" officeooo:paragraph-rsid="47b6c19a"/>
    </style:style>
    <style:style style:name="P32" style:family="paragraph" style:parent-style-name="Standard">
      <style:paragraph-properties fo:text-align="center" style:justify-single-word="false"/>
      <style:text-properties officeooo:rsid="057aae1d" officeooo:paragraph-rsid="410d52db"/>
    </style:style>
    <style:style style:name="P3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8"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39" style:family="paragraph" style:parent-style-name="Example_20_Header">
      <style:text-properties officeooo:paragraph-rsid="0ce95318"/>
    </style:style>
    <style:style style:name="P40" style:family="paragraph" style:parent-style-name="Contents_20_2">
      <style:paragraph-properties>
        <style:tab-stops>
          <style:tab-stop style:position="14.801cm" style:type="right" style:leader-style="dotted" style:leader-text="."/>
        </style:tab-stops>
      </style:paragraph-properties>
    </style:style>
    <style:style style:name="P41" style:family="paragraph" style:parent-style-name="Contents_20_1">
      <style:paragraph-properties>
        <style:tab-stops>
          <style:tab-stop style:position="14.801cm" style:type="right" style:leader-style="dotted" style:leader-text="."/>
        </style:tab-stops>
      </style:paragraph-properties>
    </style:style>
    <style:style style:name="P4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4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4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46" style:family="paragraph" style:parent-style-name="Contents_20_1">
      <style:paragraph-properties>
        <style:tab-stops>
          <style:tab-stop style:position="10.797cm" style:type="right" style:leader-style="dotted" style:leader-text="."/>
        </style:tab-stops>
      </style:paragraph-properties>
    </style:style>
    <style:style style:name="P47" style:family="paragraph" style:parent-style-name="Contents_20_2">
      <style:paragraph-properties>
        <style:tab-stops>
          <style:tab-stop style:position="10.797cm" style:type="right" style:leader-style="dotted" style:leader-text="."/>
        </style:tab-stops>
      </style:paragraph-properties>
    </style:style>
    <style:style style:name="P48" style:family="paragraph" style:parent-style-name="Contents_20_3">
      <style:paragraph-properties>
        <style:tab-stops>
          <style:tab-stop style:position="10.797cm" style:type="right" style:leader-style="dotted" style:leader-text="."/>
        </style:tab-stops>
      </style:paragraph-properties>
    </style:style>
    <style:style style:name="P49"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0" style:family="paragraph" style:parent-style-name="Heading_20_2">
      <style:text-properties officeooo:rsid="44ed83b1" officeooo:paragraph-rsid="44ed83b1"/>
    </style:style>
    <style:style style:name="P51" style:family="paragraph" style:parent-style-name="Heading_20_2">
      <style:text-properties officeooo:paragraph-rsid="47af89c9"/>
    </style:style>
    <style:style style:name="P52" style:family="paragraph" style:parent-style-name="Heading_20_2">
      <style:text-properties officeooo:rsid="47c07839" officeooo:paragraph-rsid="47c07839"/>
    </style:style>
    <style:style style:name="P53" style:family="paragraph" style:parent-style-name="Heading_20_3">
      <style:text-properties officeooo:paragraph-rsid="47ac661a"/>
    </style:style>
    <style:style style:name="P54" style:family="paragraph" style:parent-style-name="Heading_20_3">
      <style:text-properties style:use-window-font-color="true" style:font-name="Georgia2" fo:font-size="13.5pt" fo:letter-spacing="0.004cm" fo:language="cs" fo:country="CZ" fo:font-style="normal" fo:font-weight="bold" officeooo:rsid="47a0492a" officeooo:paragraph-rsid="47adbd34"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55" style:family="paragraph" style:parent-style-name="Heading_20_3">
      <style:text-properties style:use-window-font-color="true" style:font-name="Georgia2" fo:font-size="13.5pt" fo:letter-spacing="0.004cm" fo:language="cs" fo:country="CZ" fo:font-style="normal" fo:font-weight="bold" officeooo:rsid="47a0492a" officeooo:paragraph-rsid="47a0492a"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56" style:family="paragraph" style:parent-style-name="Heading_20_3">
      <style:text-properties style:use-window-font-color="true" style:text-line-through-style="solid" style:text-line-through-type="single" style:font-name="Georgia2" fo:font-size="13.5pt" fo:letter-spacing="0.004cm" fo:language="cs" fo:country="CZ" fo:font-style="normal" fo:font-weight="bold" officeooo:rsid="49104d00" officeooo:paragraph-rsid="47b18bc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57" style:family="paragraph" style:parent-style-name="Heading_20_3">
      <style:text-properties officeooo:paragraph-rsid="47af89c9"/>
    </style:style>
    <style:style style:name="P58" style:family="paragraph" style:parent-style-name="Heading_20_3">
      <style:text-properties style:text-line-through-style="solid" style:text-line-through-type="single" officeooo:rsid="4958dfcd" officeooo:paragraph-rsid="47b3632f"/>
    </style:style>
    <style:style style:name="P59" style:family="paragraph" style:parent-style-name="Heading_20_3">
      <style:text-properties officeooo:paragraph-rsid="47b18bc0"/>
    </style:style>
    <style:style style:name="P60" style:family="paragraph" style:parent-style-name="Heading_20_3">
      <style:text-properties officeooo:rsid="497164dd" officeooo:paragraph-rsid="47b47651"/>
    </style:style>
    <style:style style:name="P61" style:family="paragraph" style:parent-style-name="Heading_20_3">
      <style:text-properties officeooo:rsid="49755e66" officeooo:paragraph-rsid="47b5825f"/>
    </style:style>
    <style:style style:name="P62" style:family="paragraph" style:parent-style-name="Heading_20_3">
      <style:text-properties officeooo:paragraph-rsid="47b6c19a"/>
    </style:style>
    <style:style style:name="P63" style:family="paragraph" style:parent-style-name="Heading_20_4">
      <style:text-properties officeooo:paragraph-rsid="47af89c9"/>
    </style:style>
    <style:style style:name="P64" style:family="paragraph" style:parent-style-name="Heading_20_4">
      <style:text-properties style:text-line-through-style="solid" style:text-line-through-type="single" officeooo:paragraph-rsid="47b87007"/>
    </style:style>
    <style:style style:name="P65" style:family="paragraph" style:parent-style-name="Heading_20_4">
      <style:text-properties style:text-line-through-style="solid" style:text-line-through-type="single" officeooo:rsid="47b82adc" officeooo:paragraph-rsid="47b82adc"/>
    </style:style>
    <style:style style:name="P66" style:family="paragraph" style:parent-style-name="Heading_20_5">
      <style:text-properties officeooo:paragraph-rsid="47af89c9"/>
    </style:style>
    <style:style style:name="P67" style:family="paragraph" style:parent-style-name="Text_20_body" style:master-page-name="Standard">
      <style:paragraph-properties fo:text-align="end" style:justify-single-word="false" style:page-number="auto"/>
      <style:text-properties officeooo:rsid="46e075e5" officeooo:paragraph-rsid="46e075e5"/>
    </style:style>
    <style:style style:name="P68" style:family="paragraph" style:parent-style-name="Text_20_body">
      <style:text-properties officeooo:rsid="481b9949" officeooo:paragraph-rsid="47bdb02a"/>
    </style:style>
    <style:style style:name="P69" style:family="paragraph" style:parent-style-name="Text_20_body">
      <style:text-properties officeooo:rsid="481b9949" officeooo:paragraph-rsid="47becdcf"/>
    </style:style>
    <style:style style:name="P70" style:family="paragraph" style:parent-style-name="Text_20_body">
      <style:text-properties officeooo:rsid="481a9286" officeooo:paragraph-rsid="47bc3920"/>
    </style:style>
    <style:style style:name="P71" style:family="paragraph" style:parent-style-name="Text_20_body">
      <style:text-properties officeooo:rsid="483ccc26" officeooo:paragraph-rsid="47bc3920"/>
    </style:style>
    <style:style style:name="P72" style:family="paragraph" style:parent-style-name="Text_20_body">
      <style:text-properties officeooo:rsid="48433cbf" officeooo:paragraph-rsid="47bc3920"/>
    </style:style>
    <style:style style:name="P73" style:family="paragraph" style:parent-style-name="Text_20_body">
      <style:text-properties officeooo:rsid="490d8bba" officeooo:paragraph-rsid="47bc3920"/>
    </style:style>
    <style:style style:name="P74" style:family="paragraph" style:parent-style-name="Text_20_body">
      <style:text-properties officeooo:rsid="49253fbe" officeooo:paragraph-rsid="47bc3920"/>
    </style:style>
    <style:style style:name="P75" style:family="paragraph" style:parent-style-name="Text_20_body">
      <style:text-properties officeooo:rsid="492737c6" officeooo:paragraph-rsid="47bc3920"/>
    </style:style>
    <style:style style:name="P76" style:family="paragraph" style:parent-style-name="Text_20_body">
      <style:text-properties officeooo:rsid="49376c29" officeooo:paragraph-rsid="47bc3920"/>
    </style:style>
    <style:style style:name="P77" style:family="paragraph" style:parent-style-name="Text_20_body">
      <style:text-properties officeooo:rsid="49443a19" officeooo:paragraph-rsid="47bc3920"/>
    </style:style>
    <style:style style:name="P78" style:family="paragraph" style:parent-style-name="Text_20_body">
      <style:text-properties officeooo:rsid="496766de" officeooo:paragraph-rsid="47bc3920"/>
    </style:style>
    <style:style style:name="P79" style:family="paragraph" style:parent-style-name="Text_20_body">
      <style:text-properties officeooo:rsid="49677125" officeooo:paragraph-rsid="47bc3920"/>
    </style:style>
    <style:style style:name="P80" style:family="paragraph" style:parent-style-name="Text_20_body">
      <style:text-properties officeooo:rsid="4978e2ef" officeooo:paragraph-rsid="47bc3920"/>
    </style:style>
    <style:style style:name="P81" style:family="paragraph" style:parent-style-name="Text_20_body">
      <style:text-properties officeooo:rsid="49f32310" officeooo:paragraph-rsid="47bc3920"/>
    </style:style>
    <style:style style:name="P82" style:family="paragraph" style:parent-style-name="Text_20_body">
      <style:text-properties officeooo:rsid="49b5f529" officeooo:paragraph-rsid="47bc3920"/>
    </style:style>
    <style:style style:name="P83" style:family="paragraph" style:parent-style-name="Text_20_body">
      <style:text-properties officeooo:rsid="49f21403" officeooo:paragraph-rsid="47bc3920"/>
    </style:style>
    <style:style style:name="P84" style:family="paragraph" style:parent-style-name="Text_20_body">
      <style:text-properties officeooo:rsid="49fa58cb" officeooo:paragraph-rsid="47bc3920"/>
    </style:style>
    <style:style style:name="P85" style:family="paragraph" style:parent-style-name="Text_20_body">
      <style:text-properties officeooo:rsid="49fafd6f" officeooo:paragraph-rsid="47bc3920"/>
    </style:style>
    <style:style style:name="P86" style:family="paragraph" style:parent-style-name="Text_20_body">
      <style:text-properties officeooo:rsid="49fc6bc6" officeooo:paragraph-rsid="47bc3920"/>
    </style:style>
    <style:style style:name="P87" style:family="paragraph" style:parent-style-name="Text_20_body">
      <style:text-properties officeooo:rsid="49ff1602" officeooo:paragraph-rsid="47bc3920"/>
    </style:style>
    <style:style style:name="P88" style:family="paragraph" style:parent-style-name="Text_20_body">
      <style:text-properties officeooo:rsid="4a0a21ab" officeooo:paragraph-rsid="47bc3920"/>
    </style:style>
    <style:style style:name="P89" style:family="paragraph" style:parent-style-name="Text_20_body">
      <style:text-properties officeooo:rsid="4a0afee2" officeooo:paragraph-rsid="47bc3920"/>
    </style:style>
    <style:style style:name="P90" style:family="paragraph" style:parent-style-name="Text_20_body">
      <style:text-properties officeooo:rsid="4a0b1f46" officeooo:paragraph-rsid="47bc3920"/>
    </style:style>
    <style:style style:name="P91" style:family="paragraph" style:parent-style-name="Text_20_body">
      <style:text-properties officeooo:rsid="4a0ca8a6" officeooo:paragraph-rsid="47bc3920"/>
    </style:style>
    <style:style style:name="P92" style:family="paragraph" style:parent-style-name="Text_20_body">
      <style:text-properties officeooo:rsid="4a0d34ca" officeooo:paragraph-rsid="47bc3920"/>
    </style:style>
    <style:style style:name="P93" style:family="paragraph" style:parent-style-name="Text_20_body">
      <style:text-properties officeooo:rsid="4a10b126" officeooo:paragraph-rsid="47bc3920"/>
    </style:style>
    <style:style style:name="P94" style:family="paragraph" style:parent-style-name="Text_20_body">
      <style:text-properties officeooo:rsid="4a008fd4" officeooo:paragraph-rsid="47bc3920"/>
    </style:style>
    <style:style style:name="P95" style:family="paragraph" style:parent-style-name="Text_20_body">
      <style:text-properties officeooo:paragraph-rsid="47bc3920"/>
    </style:style>
    <style:style style:name="P96" style:family="paragraph" style:parent-style-name="Text_20_body">
      <style:text-properties officeooo:rsid="48d2178a" officeooo:paragraph-rsid="47becdcf"/>
    </style:style>
    <style:style style:name="P97" style:family="paragraph" style:parent-style-name="Text_20_body">
      <style:text-properties officeooo:paragraph-rsid="47c07839"/>
    </style:style>
    <style:style style:name="P98" style:family="paragraph" style:parent-style-name="Text_20_body">
      <style:text-properties officeooo:rsid="4a2e0a0c" officeooo:paragraph-rsid="47c1d17f"/>
    </style:style>
    <style:style style:name="P99" style:family="paragraph" style:parent-style-name="Text_20_body">
      <style:text-properties officeooo:paragraph-rsid="47c35dd7"/>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5f2b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64a8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679a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6aea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09b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210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36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7902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798cb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79ac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79b8e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79bcb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79ca6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79d3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7a897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7a111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7ad9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7b24d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c840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c9dd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7c004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7c1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a3126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a32d3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2" fo:font-size="13.5pt" fo:letter-spacing="0.004cm" fo:language="cs" fo:country="CZ" fo:font-style="normal" fo:font-weight="bold" officeooo:rsid="4766181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0" style:family="text">
      <style:text-properties style:use-window-font-color="true" style:font-name="Georgia2" fo:font-size="13.5pt" fo:letter-spacing="0.004cm" fo:language="cs" fo:country="CZ" fo:font-style="normal" fo:font-weight="bold" officeooo:rsid="47692f1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1" style:family="text">
      <style:text-properties style:use-window-font-color="true" style:font-name="Georgia2" fo:font-size="13.5pt" fo:letter-spacing="0.004cm" fo:language="cs" fo:country="CZ" fo:font-style="normal" fo:font-weight="bold" officeooo:rsid="476efce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2" style:family="text">
      <style:text-properties style:use-window-font-color="true" style:font-name="Georgia2" fo:font-size="13.5pt" fo:letter-spacing="0.004cm" fo:language="cs" fo:country="CZ" fo:font-style="normal" fo:font-weight="bold" officeooo:rsid="478e6765"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3" style:family="text">
      <style:text-properties style:use-window-font-color="true" style:font-name="Georgia2" fo:font-size="13.5pt" fo:letter-spacing="0.004cm" fo:language="cs" fo:country="CZ" fo:font-style="normal" fo:font-weight="bold" officeooo:rsid="47c676b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54" style:family="text">
      <style:text-properties officeooo:rsid="475f006f"/>
    </style:style>
    <style:style style:name="T55" style:family="text">
      <style:text-properties officeooo:rsid="476297dd"/>
    </style:style>
    <style:style style:name="T56" style:family="text">
      <style:text-properties officeooo:rsid="4763b2ae"/>
    </style:style>
    <style:style style:name="T57" style:family="text">
      <style:text-properties officeooo:rsid="4764a8fe"/>
    </style:style>
    <style:style style:name="T58" style:family="text">
      <style:text-properties officeooo:rsid="47692f13"/>
    </style:style>
    <style:style style:name="T59" style:family="text">
      <style:text-properties officeooo:rsid="4774ff56"/>
    </style:style>
    <style:style style:name="T60" style:family="text">
      <style:text-properties fo:color="#14beaa"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officeooo:rsid="4782a103"/>
    </style:style>
    <style:style style:name="T62" style:family="text">
      <style:text-properties officeooo:rsid="4786fe01"/>
    </style:style>
    <style:style style:name="T63" style:family="text">
      <style:text-properties officeooo:rsid="4787e791"/>
    </style:style>
    <style:style style:name="T64" style:family="text">
      <style:text-properties officeooo:rsid="478aa364"/>
    </style:style>
    <style:style style:name="T65" style:family="text">
      <style:text-properties officeooo:rsid="47902666"/>
    </style:style>
    <style:style style:name="T66" style:family="text">
      <style:text-properties officeooo:rsid="47938b2a"/>
    </style:style>
    <style:style style:name="T67" style:family="text">
      <style:text-properties officeooo:rsid="479ac78c"/>
    </style:style>
    <style:style style:name="T68" style:family="text">
      <style:text-properties officeooo:rsid="47a111c8"/>
    </style:style>
    <style:style style:name="T69"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70" style:family="text">
      <style:text-properties fo:font-variant="normal" fo:text-transform="none" fo:color="#0000ff" style:font-name="Lucida Sans Unicode" fo:font-size="6pt" fo:letter-spacing="normal" fo:font-style="normal" fo:font-weight="normal" loext:padding="0cm" loext:border="none"/>
    </style:style>
    <style:style style:name="T71" style:family="text">
      <style:text-properties fo:font-variant="normal" fo:text-transform="none" fo:color="#0000ff" style:font-name="Tahoma" fo:font-size="11pt" fo:letter-spacing="normal" fo:font-style="normal" fo:font-weight="normal" loext:padding="0cm" loext:border="none"/>
    </style:style>
    <style:style style:name="T72" style:family="text">
      <style:text-properties officeooo:rsid="47ad3a45"/>
    </style:style>
    <style:style style:name="T73" style:family="text">
      <style:text-properties officeooo:rsid="47d1094b"/>
    </style:style>
    <style:style style:name="T74" style:family="text">
      <style:text-properties officeooo:rsid="47d1f86f"/>
    </style:style>
    <style:style style:name="T75" style:family="text">
      <style:text-properties officeooo:rsid="47d39ec9"/>
    </style:style>
    <style:style style:name="T76" style:family="text">
      <style:text-properties officeooo:rsid="47cf1f8f"/>
    </style:style>
    <style:style style:name="T77" style:family="text">
      <style:text-properties officeooo:rsid="47b18bc0"/>
    </style:style>
    <style:style style:name="T78" style:family="text">
      <style:text-properties officeooo:rsid="49104d00"/>
    </style:style>
    <style:style style:name="T79" style:family="text">
      <style:text-properties officeooo:rsid="47fda51c"/>
    </style:style>
    <style:style style:name="T80" style:family="text">
      <style:text-properties officeooo:rsid="49732992"/>
    </style:style>
    <style:style style:name="T81" style:family="text">
      <style:text-properties officeooo:rsid="4972f64e"/>
    </style:style>
    <style:style style:name="T82" style:family="text">
      <style:text-properties officeooo:rsid="4976ce86"/>
    </style:style>
    <style:style style:name="T83" style:family="text">
      <style:text-properties officeooo:rsid="49755e66"/>
    </style:style>
    <style:style style:name="T84" style:family="text">
      <style:text-properties officeooo:rsid="4844cf85"/>
    </style:style>
    <style:style style:name="T85" style:family="text">
      <style:text-properties officeooo:rsid="4911690c"/>
    </style:style>
    <style:style style:name="T86" style:family="text">
      <style:text-properties officeooo:rsid="4937915e"/>
    </style:style>
    <style:style style:name="T87" style:family="text">
      <style:text-properties officeooo:rsid="4938d87e"/>
    </style:style>
    <style:style style:name="T88" style:family="text">
      <style:text-properties officeooo:rsid="497b4f84"/>
    </style:style>
    <style:style style:name="T89" style:family="text">
      <style:text-properties officeooo:rsid="49b6c4ed"/>
    </style:style>
    <style:style style:name="T90" style:family="text">
      <style:text-properties officeooo:rsid="49f21403"/>
    </style:style>
    <style:style style:name="T91" style:family="text">
      <style:text-properties officeooo:rsid="4a0c40e4"/>
    </style:style>
    <style:style style:name="T92" style:family="text">
      <style:text-properties officeooo:rsid="4a0edd59"/>
    </style:style>
    <style:style style:name="T93" style:family="text">
      <style:text-properties officeooo:rsid="47bc3920"/>
    </style:style>
    <style:style style:name="T94" style:family="text">
      <style:text-properties officeooo:rsid="47bdb02a"/>
    </style:style>
    <style:style style:name="T95" style:family="text">
      <style:text-properties fo:language="en" fo:country="US" officeooo:rsid="47bdb02a"/>
    </style:style>
    <style:style style:name="T96" style:family="text">
      <style:text-properties fo:language="en" fo:country="US" officeooo:rsid="47becdcf"/>
    </style:style>
    <style:style style:name="T97" style:family="text">
      <style:text-properties officeooo:rsid="4a032201"/>
    </style:style>
    <style:style style:name="T98" style:family="text">
      <style:text-properties fo:language="cs" fo:country="CZ" officeooo:rsid="47becdcf"/>
    </style:style>
    <style:style style:name="T99" style:family="text">
      <style:text-properties fo:language="cs" fo:country="CZ" style:language-asian="zxx" style:country-asian="none" style:language-complex="ar" style:country-complex="SA"/>
    </style:style>
    <style:style style:name="T100" style:family="text">
      <style:text-properties officeooo:rsid="49f64183"/>
    </style:style>
    <style:style style:name="T101" style:family="text">
      <style:text-properties officeooo:rsid="4a013f9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P7"/>
      <text:p text:style-name="P6"/>
      <text:p text:style-name="P6"/>
      <text:p text:style-name="P36">Dračák</text:p>
      <text:p text:style-name="P32"/>
      <text:p text:style-name="P32"/>
      <text:p text:style-name="P37">podle staré školy</text:p>
      <text:p text:style-name="P33"/>
      <text:p text:style-name="P38">BESTIÁŘ</text:p>
      <text:p text:style-name="P33"/>
      <text:p text:style-name="P34"/>
      <text:p text:style-name="P33"/>
      <text:p text:style-name="P33"/>
      <text:p text:style-name="P33"/>
      <text:p text:style-name="P33"/>
      <text:p text:style-name="P33"/>
      <text:p text:style-name="P35"><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7"><text:a xlink:type="simple" xlink:href="#__RefHeading___Toc711_2917862833" text:style-name="Internet_20_link" text:visited-style-name="Internet_20_link">TODO:</text:a><text:tab/>3</text:p>
          <text:p text:style-name="P46"><text:a xlink:type="simple" xlink:href="#__RefHeading___Toc713_2917862833" text:style-name="Internet_20_link" text:visited-style-name="Internet_20_link">Bestiář</text:a><text:tab/>4</text:p>
          <text:p text:style-name="P48"><text:a xlink:type="simple" xlink:href="#__RefHeading___Toc715_2917862833" text:style-name="Internet_20_link" text:visited-style-name="Internet_20_link">Duše</text:a><text:tab/>4</text:p>
          <text:p text:style-name="P48"><text:a xlink:type="simple" xlink:href="#__RefHeading___Toc717_2917862833" text:style-name="Internet_20_link" text:visited-style-name="Internet_20_link">Cizí světy</text:a><text:tab/>5</text:p>
          <text:p text:style-name="P48"><text:a xlink:type="simple" xlink:href="#__RefHeading___Toc719_2917862833" text:style-name="Internet_20_link" text:visited-style-name="Internet_20_link">Sféry</text:a><text:tab/>5</text:p>
          <text:p text:style-name="P48"><text:a xlink:type="simple" xlink:href="#__RefHeading___Toc721_2917862833" text:style-name="Internet_20_link" text:visited-style-name="Internet_20_link">Dimenze</text:a><text:tab/>5</text:p>
          <text:p text:style-name="P47"><text:a xlink:type="simple" xlink:href="#__RefHeading___Toc723_2917862833" text:style-name="Internet_20_link" text:visited-style-name="Internet_20_link">Nemrtví</text:a><text:tab/>6</text:p>
          <text:p text:style-name="P48"><text:a xlink:type="simple" xlink:href="#__RefHeading___Toc472_36631795" text:style-name="Internet_20_link" text:visited-style-name="Internet_20_link">Nižší nemrtví</text:a><text:tab/>6</text:p>
          <text:p text:style-name="P48"><text:a xlink:type="simple" xlink:href="#__RefHeading___Toc474_36631795" text:style-name="Internet_20_link" text:visited-style-name="Internet_20_link">Vyšší nemrtví</text:a><text:tab/>6</text:p>
          <text:p text:style-name="P47"><text:a xlink:type="simple" xlink:href="#__RefHeading___Toc476_36631795" text:style-name="Internet_20_link" text:visited-style-name="Internet_20_link">Démoni</text:a><text:tab/>7</text:p>
          <text:p text:style-name="P48"><text:a xlink:type="simple" xlink:href="#__RefHeading___Toc478_36631795" text:style-name="Internet_20_link" text:visited-style-name="Internet_20_link">Vy</text:a><text:a xlink:type="simple" xlink:href="#__RefHeading___Toc478_36631795" text:style-name="Internet_20_link" text:visited-style-name="Internet_20_link">mítání</text:a><text:a xlink:type="simple" xlink:href="#__RefHeading___Toc478_36631795" text:style-name="Internet_20_link" text:visited-style-name="Internet_20_link"> démonů</text:a><text:tab/>7</text:p>
          <text:p text:style-name="P48"><text:a xlink:type="simple" xlink:href="#__RefHeading___Toc480_36631795" text:style-name="Internet_20_link" text:visited-style-name="Internet_20_link">Vyhošťování démonů</text:a><text:tab/>7</text:p>
          <text:p text:style-name="P48"><text:a xlink:type="simple" xlink:href="#__RefHeading___Toc482_36631795" text:style-name="Internet_20_link" text:visited-style-name="Internet_20_link">Ochranné kruhy</text:a><text:tab/>8</text:p>
          <text:p text:style-name="P48"><text:a xlink:type="simple" xlink:href="#__RefHeading___Toc484_36631795" text:style-name="Internet_20_link" text:visited-style-name="Internet_20_link">Astrální démoni</text:a><text:tab/>8</text:p>
          <text:p text:style-name="P48"><text:a xlink:type="simple" xlink:href="#__RefHeading___Toc486_36631795" text:style-name="Internet_20_link" text:visited-style-name="Internet_20_link">D</text:a><text:a xlink:type="simple" xlink:href="#__RefHeading___Toc486_36631795" text:style-name="Internet_20_link" text:visited-style-name="Internet_20_link">émoni z j</text:a><text:a xlink:type="simple" xlink:href="#__RefHeading___Toc486_36631795" text:style-name="Internet_20_link" text:visited-style-name="Internet_20_link">iných</text:a><text:a xlink:type="simple" xlink:href="#__RefHeading___Toc486_36631795" text:style-name="Internet_20_link" text:visited-style-name="Internet_20_link"> d</text:a><text:a xlink:type="simple" xlink:href="#__RefHeading___Toc486_36631795" text:style-name="Internet_20_link" text:visited-style-name="Internet_20_link">imenzí</text:a><text:tab/>9</text:p>
          <text:p text:style-name="P47"><text:a xlink:type="simple" xlink:href="#__RefHeading___Toc488_36631795" text:style-name="Internet_20_link" text:visited-style-name="Internet_20_link">Resources</text:a><text:tab/>9</text:p>
          <text:p text:style-name="P46"><text:a xlink:type="simple" xlink:href="#__RefHeading___Toc725_2917862833" text:style-name="Internet_20_link" text:visited-style-name="Internet_20_link">BAZILIŠEK</text:a><text:tab/>10</text:p>
          <text:p text:style-name="P46"><text:a xlink:type="simple" xlink:href="#__RefHeading___Toc727_2917862833" text:style-name="Internet_20_link" text:visited-style-name="Internet_20_link">Discarded monsters</text:a><text:tab/>12</text:p>
          <text:p text:style-name="P48"><text:a xlink:type="simple" xlink:href="#__RefHeading___Toc729_2917862833" text:style-name="Internet_20_link" text:visited-style-name="Internet_20_link">Bron</text:a><text:tab/>12</text:p>
          <text:p text:style-name="P48"><text:a xlink:type="simple" xlink:href="#__RefHeading___Toc731_2917862833" text:style-name="Internet_20_link" text:visited-style-name="Internet_20_link">Kentaur</text:a><text:tab/>12</text:p>
          <text:p text:style-name="P48"><text:a xlink:type="simple" xlink:href="#__RefHeading___Toc733_2917862833" text:style-name="Internet_20_link" text:visited-style-name="Internet_20_link">Draci</text:a><text:tab/>12</text:p>
          <text:p text:style-name="P48"><text:a xlink:type="simple" xlink:href="#__RefHeading___Toc735_2917862833" text:style-name="Internet_20_link" text:visited-style-name="Internet_20_link">Lid kočičí</text:a><text:tab/>12</text:p>
          <text:p text:style-name="P48"><text:a xlink:type="simple" xlink:href="#__RefHeading___Toc737_2917862833" text:style-name="Internet_20_link" text:visited-style-name="Internet_20_link">Mlok</text:a><text:tab/>13</text:p>
          <text:p text:style-name="P48"><text:a xlink:type="simple" xlink:href="#__RefHeading___Toc739_2917862833" text:style-name="Internet_20_link" text:visited-style-name="Internet_20_link">Skřítek</text:a><text:tab/>13</text:p>
          <text:p text:style-name="P48"><text:a xlink:type="simple" xlink:href="#__RefHeading___Toc741_2917862833" text:style-name="Internet_20_link" text:visited-style-name="Internet_20_link">Zvířata</text:a><text:tab/>13</text:p>
        </text:index-body>
      </text:table-of-content>
      <text:p text:style-name="P39"/>
      <text:p text:style-name="P4"/>
      <text:p text:style-name="P4"/>
      <text:p text:style-name="P4"/>
      <text:p text:style-name="P4"><text:soft-page-break/></text:p>
      <text:p text:style-name="P4"/>
      <text:p text:style-name="P4"/>
      <text:p text:style-name="P4"/>
      <text:p text:style-name="P4"/>
      <text:p text:style-name="P4"/>
      <text:p text:style-name="P3">Verze 0.<text:span text:style-name="T1">0</text:span></text:p>
      <text:h text:style-name="P50" text:outline-level="2"><text:bookmark-start text:name="__RefHeading___Toc711_2917862833"/>TODO:<text:bookmark-end text:name="__RefHeading___Toc711_2917862833"/></text:h>
      <text:p text:style-name="P70">Chci vůbec hlen zelený?<text:line-break/>- asi ne</text:p>
      <text:p text:style-name="P71">Kanibal?<text:line-break/>- ne</text:p>
      <text:p text:style-name="P72">Kopromlask?</text:p>
      <text:p text:style-name="P72">Kožožrout? <text:span text:style-name="T84">(vypadá jako drahokam, žere torny)</text:span><text:line-break/>- ne</text:p>
      <text:p text:style-name="P73">Bojovník arogantní<text:line-break/>- ne</text:p>
      <text:p text:style-name="P95"><text:span text:style-name="T41">D</text:span><text:span text:style-name="T42">ároš</text:span><text:span text:style-name="T85"><text:line-break/>- ne</text:span></text:p>
      <text:p text:style-name="P74">Elfocvak<text:line-break/>- ne</text:p>
      <text:p text:style-name="P75"><text:soft-page-break/>Gobloch?<text:line-break/>- je to prostě jen velkej ještěr, v podstatě gekon. Není ničím zajímavej</text:p>
      <text:p text:style-name="P76">Zlatulka (<text:span text:style-name="T86">jedovatý </text:span>zlatý hádek, který se schovává ve zlatě)?<text:line-break/>- <text:span text:style-name="T86">těžko říct</text:span></text:p>
      <text:p text:style-name="P95"><text:span text:style-name="T87">Haterie (není ničím zajímavá)<text:line-break/>- obří </text:span><text:span text:style-name="T43">plaz</text:span><text:span text:style-name="T87"> připomínající žábu, studená krev a infravidění</text:span></text:p>
      <text:p text:style-name="P77">Brouk třasotník<text:line-break/>- ne</text:p>
      <text:p text:style-name="P78">Kobold<text:line-break/>- slepičí hlava, náčelník Velký kohout – asi fakt ne<text:line-break/>- ne</text:p>
      <text:p text:style-name="P79">Kovboj<text:line-break/>- nebrat</text:p>
      <text:p text:style-name="P80">Mong (matriarchát, <text:span text:style-name="T88">technologicky vyspělí</text:span>)<text:line-break/>- <text:span text:style-name="T88">technologie by měly být spíš trpaslická záležitost (možná gnómská)</text:span><text:line-break/>- asi ne</text:p>
      <text:p text:style-name="P81">Bron<text:line-break/>- ne (čím míň bude fantastických ras, tím výrazněji vyznějí ty použité).</text:p>
      <text:p text:style-name="P82">Prehistorická zvířata (pranetopýr, pterodaktyl, <text:span text:style-name="T89">medvěd jeskynní, tygr šavlozubý, tyranosaurus</text:span>)<text:line-break/>- nebrat</text:p>
      <text:p text:style-name="P83">Záře neklidná<text:line-break/>- asi ne</text:p>
      <text:p text:style-name="P95"><text:soft-page-break/><text:span text:style-name="T90">Z</text:span><text:span text:style-name="T44">mar</text:span><text:span text:style-name="T90"><text:line-break/>- asi ne</text:span></text:p>
      <text:p text:style-name="P84">Behemont<text:line-break/>- ne</text:p>
      <text:p text:style-name="P85">Blátoplaz<text:line-break/>- ne</text:p>
      <text:p text:style-name="P86">Drakodlak<text:line-break/>- ne a nedávat sem ani zlatýho draka</text:p>
      <text:p text:style-name="P87">Dáblové<text:line-break/>- ne</text:p>
      <text:p text:style-name="P88">Lemrouch<text:line-break/>- ne</text:p>
      <text:p text:style-name="P89">Nestvůry z krhů magie<text:line-break/>- ne</text:p>
      <text:p text:style-name="P89">Nexus<text:line-break/>- ne</text:p>
      <text:p text:style-name="P90">Popelák<text:line-break/>- ne</text:p>
      <text:p text:style-name="P90">Vícehlaví draci <text:span text:style-name="T91">(saně)</text:span><text:line-break/>- ne</text:p>
      <text:p text:style-name="P91">Smrtící stín a stínek<text:line-break/>- ne</text:p>
      <text:p text:style-name="P92">Šotouš <text:span text:style-name="T92">(křířenec skřeta a sřítka)</text:span><text:line-break/>- ne</text:p>
      <text:p text:style-name="P93"><text:soft-page-break/>Kentaur<text:line-break/>- nakonec ne</text:p>
      <text:p text:style-name="P94">Hvozd<text:line-break/>- k Dračáku patří, ale do základních pravidel bych ho raději nedával. Lesní potvory ale ano.</text:p>
      <text:p text:style-name="P68">Co je to vlastně „magický tvor“ a proč je dobrý to rozlišovat?<text:line-break/>- jsou nemrtví „magičtí tvorové?“<text:line-break/>- co oživlé sochy?<text:line-break/>- harpyje, gorgona, obří brouk?<text:line-break/>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line-break/><text:span text:style-name="T94">=</text:span><text:span text:style-name="T95">&gt; </text:span><text:span text:style-name="T94">Nebudu to rozlišovat</text:span></text:p>
      <text:p text:style-name="P96">Obecná IDEA: Kapitola s popisem kategorií potvor (nemrtví, draci...) a pak abecední seznam všech potvor nehledě na kategorii.<text:line-break/><text:span text:style-name="T94">=</text:span><text:span text:style-name="T95">&gt; </text:span><text:span text:style-name="T96">Nech</text:span><text:span text:style-name="T98">ám to jako v DrD</text:span></text:p>
      <text:p text:style-name="P69"><text:span text:style-name="T97">TODO: Rozhodnout, jestli použít nebo nepoužít kategorie jako „Mořské obludy“, „</text:span><text:span text:style-name="T45">Lesní nestvůry</text:span><text:span text:style-name="T97">“ a podobně.<text:line-break/>=</text:span><text:span text:style-name="T95">&gt; </text:span><text:span text:style-name="T98">Ano, použít.</text:span></text:p>
      <text:h text:style-name="Heading_20_1" text:outline-level="1"><text:bookmark-start text:name="__RefHeading___Toc713_2917862833"/>B<text:span text:style-name="T54">estiář</text:span><text:bookmark-end text:name="__RefHeading___Toc713_2917862833"/></text:h>
      <text:h text:style-name="P53" text:outline-level="3"><text:bookmark-start text:name="__RefHeading___Toc715_2917862833"/>Duše<text:bookmark-end text:name="__RefHeading___Toc715_2917862833"/></text:h>
      <text:p text:style-name="P15"><text:span text:style-name="T12">Duše před</text:span><text:span text:style-name="T10">stavuje nesmrtelnou, nehmotnou č</text:span><text:span text:style-name="T16">ást</text:span><text:span text:style-name="T1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60">duševní</text:span><text:span text:style-name="T10"> zranění.<text:line-break/><text:tab/>Duše souvisí s kouzly a magií – tvorové, kteří nemají duši, nemohou kouzlit ani používat kouzelné předměty. Mohou ale používat lektvary a ostatní alchymistické výrobky, protože t</text:span><text:span text:style-name="T14">y jsou kouzlen</text:span><text:span text:style-name="T17">é</text:span><text:span text:style-name="T14"> díky</text:span><text:span text:style-name="T10"> magenergi</text:span><text:span text:style-name="T14">i</text:span><text:span text:style-name="T10">,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11"><text:line-break/><text:tab/>K</text:span><text:span text:style-name="T12">dyž je duše </text:span><text:span text:style-name="T13">z těla</text:span><text:span text:style-name="T12"> vypuzena jinak než smrtí, tělo žije dál, ale jde pak o tvora bez duše – nemůže kouzlit ani používat magické předměty</text:span><text:span text:style-name="T15">,</text:span><text:span text:style-name="T12"> chová se jako zvíře </text:span><text:span text:style-name="T15">a nepůsobí na </text:span><text:span text:style-name="T18">něj</text:span><text:span text:style-name="T15"> duševní či psychická kouzla a schopnosti</text:span><text:span text:style-name="T12">.</text:span></text:p>
      <text:h text:style-name="P54" text:outline-level="3"><text:bookmark-start text:name="__RefHeading___Toc717_2917862833"/><text:soft-page-break/>C<text:span text:style-name="T72">izí světy</text:span><text:bookmark-end text:name="__RefHeading___Toc717_2917862833"/></text:h>
      <text:p text:style-name="P16"><text:span text:style-name="T31">K</text:span><text:span text:style-name="T32">romě světa, v </text:span><text:span text:style-name="T33">němž</text:span><text:span text:style-name="T32"> žijí postavy, existují jiné, které s ním nejsou fyzicky propojené. Jejich obyvatele je možné přivolat, přijde ale pouze jejich duše, nikoliv fyzické tělo. Ta se zde může „zhmotnit“, takže to vypadá, jako kdyby takový tvor měl fyzické tělo, ve skutečnosti je ale jeho duše a tělo jedna a ta samá věc. Jelikož je duše nesmrtelná, </text:span><text:span text:style-name="T30">t</text:span><text:span text:style-name="T31">ito tvorové nemohou v našem fyzickém světě umřít. Mohou být pouze vypuzeni tam, odkud přišli.</text:span></text:p>
      <text:h text:style-name="Heading_20_3" text:outline-level="3"><text:bookmark-start text:name="__RefHeading___Toc719_2917862833"/>Sféry<text:bookmark-end text:name="__RefHeading___Toc719_2917862833"/></text:h>
      <text:p text:style-name="P13"><text:span text:style-name="T25">S</text:span><text:span text:style-name="T67">féry jsou jakési pomyslné „</text:span><text:span text:style-name="T25">v</text:span><text:span text:style-name="T27">rstvy</text:span><text:span text:style-name="T67">“ okolo fyzického světa.</text:span><text:span text:style-name="T24"> </text:span><text:span text:style-name="T26">Nejde o fyzické světy – není v nich čas </text:span><text:span text:style-name="T27">a</text:span><text:span text:style-name="T26"> prostor a jejich „obyvatelé“ tedy nemají fyzická těla, pouze duši. </text:span><text:span text:style-name="T28">S bytostmi ve sférách je možné navázat kontakt, případně je přivolat do našeho světa. Ani v tom případě ale nemají vlastní tělo, mohou buď </text:span><text:span text:style-name="T29">někoho</text:span><text:span text:style-name="T28"> posednout nebo přebývat v nějakém předmětu.</text:span></text:p>
      <text:h text:style-name="P55" text:outline-level="3"><text:bookmark-start text:name="__RefHeading___Toc721_2917862833"/>Dimenze<text:bookmark-end text:name="__RefHeading___Toc721_2917862833"/></text:h>
      <text:p text:style-name="P14"><text:span text:style-name="T68">Dimenze jsou jiné světy, které s tím naším nejsou fyzicky propojené. Tvory z jiných dimenzí je možné přivolat, přijde ale pouze jejich duše, nikoliv fyzické tělo. Ta se zde „zhmotní“, takže to vypadá, jako kdyby takový tvor měl fyzické tělo, ve skutečnosti je ale jeho duše a tělo jedna a ta samá věc. To například znamená, že takový tvor se nemůže vydat na astrální pouť (protože jeho duše se nemůže oddělit od těla) a když je zabit, jeho tělo zmizí (protože jeho duše a tedy i tělo opustí fyzický svět). Jelikož je duše nesmrtelná, </text:span><text:span text:style-name="T30">t</text:span><text:span text:style-name="T68">ito tvorové nemohou v našem fyzickém světě definitivně umřít. Mohou být ale vypuzeni zpět do své domovské dimenze.</text:span></text:p>
      <text:h text:style-name="P52" text:outline-level="2"><text:soft-page-break/>Bazilišek</text:h>
      <text:p text:style-name="P97"><text:span text:style-name="T100">Smrtící pohled – funguje, pouze pokud oběť vidí baziliškovi do očí. (Ehm prostě říct, že když někdo pohlédne baziliškovi do očí, zkamení). Aha tak ne, v DrD baziliškův pohled zabíjel a nefungovalo tudíž odkameňování.</text:span></text:p>
      <text:p text:style-name="P98"><text:span text:style-name="T2">Smrtící pohled. </text:span><text:span text:style-name="T46">Bazilišek se může sám zabít pohledem do zrcadla (hází sám proti sobě. Pokud to přežije, podruhé už tu samou chybu neudělá).<text:line-break/>- </text:span><text:span text:style-name="T47">jeho pohled ve skutečnosti jen paralyzuje, oběť pak zabije baziliškův dech.</text:span></text:p>
      <text:h text:style-name="Heading_20_2" text:outline-level="2">Bludička</text:h>
      <text:p text:style-name="P99">- <text:span text:style-name="T101">líbí se mi spíš Karlovo pojetí smrtelně nebezpečného tvora. Situace, kdy bludička v noci odláká postavu, která drží hlídku, je hodně dramatická.</text:span></text:p>
      <text:p text:style-name="P99">- <text:span text:style-name="T101">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48">Dává pak celkem smysl i ta symbióza – bludička potřebuje oběť zabít, ale sama to nedokáže. Takže pokud nemá po ruce vhodnou bažinu, potřebuje nějakou potvoru, aby to udělala za ni</text:span><text:span text:style-name="T101">).</text:span></text:p>
      <text:h text:style-name="P51" text:outline-level="2"><text:bookmark-start text:name="__RefHeading___Toc723_2917862833"/><text:soft-page-break/>Nemrtví<text:bookmark-end text:name="__RefHeading___Toc723_2917862833"/></text:h>
      <text:p text:style-name="P19"><text:span text:style-name="T61">Nemrtví jsou tvorové, kteří zemřeli, ale </text:span><text:span text:style-name="T19">jejich duše j</text:span><text:span text:style-name="T22">e</text:span><text:span text:style-name="T19"> uvězněna ve fyzickém světě.</text:span></text:p>
      <text:p text:style-name="P19"><text:span text:style-name="T19">- </text:span><text:span text:style-name="T20">může b</text:span><text:span text:style-name="T23">ýt</text:span><text:span text:style-name="T20"> uvězněna ve fyzickém těle</text:span></text:p>
      <text:p text:style-name="P19"><text:span text:style-name="T20">- </text:span><text:span text:style-name="T22">může být vázána k nějakému předmětu nebo místu</text:span></text:p>
      <text:p text:style-name="P19"><text:span text:style-name="T22">- </text:span><text:span text:style-name="T34">v případě nemrtvých je to vždy duše původního těla.</text:span></text:p>
      <text:h text:style-name="P57" text:outline-level="3"><text:bookmark-start text:name="__RefHeading___Toc472_36631795"/>Nižší nemrtví<text:bookmark-end text:name="__RefHeading___Toc472_36631795"/></text:h>
      <text:p text:style-name="P19">- <text:span text:style-name="T62">nemají vlastní vůli (může a nemusí je někdo ovládat)</text:span></text:p>
      <text:p text:style-name="P11">kostlivec</text:p>
      <text:p text:style-name="P11">zombie</text:p>
      <text:p text:style-name="P11">- <text:span text:style-name="T64">má vůbec duši? Možná by nemusela mít. Respektive její duše někde uvězněna je, ale ne nutně v jejím těle. Nemůže odejít moc daleko od místa, kde je uvězněna její duše.</text:span></text:p>
      <text:h text:style-name="P57" text:outline-level="3"><text:bookmark-start text:name="__RefHeading___Toc474_36631795"/>Vyšší nemrtví<text:bookmark-end text:name="__RefHeading___Toc474_36631795"/></text:h>
      <text:p text:style-name="P19">- <text:span text:style-name="T62">mají vlastní vůli</text:span></text:p>
      <text:p text:style-name="P9">ghůl (jako zombie, ale s vlastní vůlí)</text:p>
      <text:p text:style-name="P9">kostlivý mág, kostlivý bojovník... <text:span text:style-name="T63">kostěj?</text:span></text:p>
      <text:p text:style-name="P12">duch</text:p>
      <text:p text:style-name="P12">- nemá hmotné tělo ani obraz. Projevuje se pouze nepřímo (hýbáním předměty a tak).</text:p>
      <text:p text:style-name="P12">přízrak</text:p>
      <text:p text:style-name="P12"><text:soft-page-break/>- nemá hmotné tělo, je ale vidět.</text:p>
      <text:p text:style-name="P10">fext</text:p>
      <text:p text:style-name="P10">- <text:span text:style-name="T66">hmotné tělo posílené magií</text:span></text:p>
      <text:p text:style-name="P11">mumie</text:p>
      <text:h text:style-name="P51" text:outline-level="2"><text:bookmark-start text:name="__RefHeading___Toc476_36631795"/>Démoni<text:bookmark-end text:name="__RefHeading___Toc476_36631795"/></text:h>
      <text:p text:style-name="P19"><text:span text:style-name="T3">D</text:span><text:span text:style-name="T35">émoni jsou nehmotné bytosti</text:span><text:span text:style-name="T36"> původem</text:span><text:span text:style-name="T35"> mimo </text:span><text:span text:style-name="T36">náš</text:span><text:span text:style-name="T35"> svět. </text:span><text:span text:style-name="T36">Nemohou sem přijít sami o sobě, někdo je vždy musí přivolat. Mohou </text:span><text:span text:style-name="T37">buď posednout nějakého živého tvora, vstoupit do nějakého předmětu, nebo si vytvořit vlastní tělo. Pro všechny démony je společné, že nemohou skutečně umřít, mohou být pouze v</text:span><text:span text:style-name="T38">yhnáni</text:span><text:span text:style-name="T37"> zpět tam, odkud přišli.</text:span></text:p>
      <text:h text:style-name="P57" text:outline-level="3"><text:bookmark-start text:name="__RefHeading___Toc478_36631795"/>Vy<text:span text:style-name="T53">mítání</text:span> démonů<text:bookmark-end text:name="__RefHeading___Toc478_36631795"/></text:h>
      <text:p text:style-name="P19">/<text:span text:style-name="T73">* exorcism */</text:span></text:p>
      <text:p text:style-name="P17">Démon je vyhnán z hostitele, <text:span text:style-name="T74">ale ne nutně z našeho světa</text:span>.</text:p>
      <text:p text:style-name="P18">Je možné ho při tom lapit (do magického kruhu, do magického lapače démonů a podobně).</text:p>
      <text:p text:style-name="P17">Kdo by to měl umět?</text:p>
      <text:p text:style-name="P19">- <text:span text:style-name="T75">exorcismus kněz, banishing kouzelník</text:span></text:p>
      <text:h text:style-name="P57" text:outline-level="3"><text:bookmark-start text:name="__RefHeading___Toc480_36631795"/>Vyhošťování démonů<text:bookmark-end text:name="__RefHeading___Toc480_36631795"/></text:h>
      <text:p text:style-name="P19">/<text:span text:style-name="T76">* banish */</text:span></text:p>
      <text:p text:style-name="P19"><text:soft-page-break/>- <text:span text:style-name="T76">některé démony stačí zabít, případně jim zabít hostitele. Nestačí to ale vždycky – pokud je démon dostatečně mocný a chce v našem světě zůstat, může si vytvořit jiné tělo (což obvykle chvíli trvá) nebo posednout někoho jiného (obvykle někoho poblíž v okamžiku smrti hostitele).</text:span></text:p>
      <text:h text:style-name="P57" text:outline-level="3"><text:bookmark-start text:name="__RefHeading___Toc482_36631795"/>Ochranné kruhy<text:bookmark-end text:name="__RefHeading___Toc482_36631795"/></text:h>
      <text:p text:style-name="P19">- <text:span text:style-name="T59">dokud je kruh nepoškozený, démon nemůže dovnitř ani ven</text:span></text:p>
      <text:p text:style-name="P19">- <text:span text:style-name="T59">účinkují vždy jen na určitý druh démonů, některé dokonce jen proti jednomu konkrétnímu. V obrazci je vždy zapsáno jeho jméno.<text:line-break/>- možná je vždycky potřeba jméno démona a kruhy tedy vždycky působí jen na jednoho konkrétního?</text:span></text:p>
      <text:h text:style-name="P57" text:outline-level="3"><text:bookmark-start text:name="__RefHeading___Toc484_36631795"/>Astrální démoni<text:bookmark-end text:name="__RefHeading___Toc484_36631795"/></text:h>
      <text:p text:style-name="P19">- <text:span text:style-name="T55">nemají hmotné tělo, jen duši. Posedávají hostitele. Dají se vymýtat.</text:span></text:p>
      <text:p text:style-name="P19">- <text:span text:style-name="T56">při smrti hostitele mohou a nemusejí posednout někoho jiného poblíž (obecně by je měla smrt hostitele vyhnat)</text:span></text:p>
      <text:p text:style-name="P19">- <text:span text:style-name="T57">obvykle je někdo </text:span><text:span text:style-name="T4">p</text:span><text:span text:style-name="T5">ři</text:span><text:span text:style-name="T57">volá omylem, místo jiného démona</text:span></text:p>
      <text:h text:style-name="P66" text:outline-level="5">Vymítání astrálních démonů</text:h>
      <text:h text:style-name="P63" text:outline-level="4">Démon hamižnosti</text:h>
      <text:h text:style-name="P63" text:outline-level="4">Démon chtíče</text:h>
      <text:h text:style-name="P63" text:outline-level="4">Démon neživota</text:h>
      <text:p text:style-name="P19">- <text:span text:style-name="T57">zabíjí, z mrtvol se stávají zombie</text:span></text:p>
      <text:h text:style-name="P57" text:outline-level="3"><text:bookmark-start text:name="__RefHeading___Toc486_36631795"/><text:soft-page-break/><text:span text:style-name="T49">D</text:span><text:span text:style-name="T50">émoni z j</text:span><text:span text:style-name="T52">iných</text:span><text:span text:style-name="T50"> d</text:span><text:span text:style-name="T51">imenzí</text:span><text:bookmark-end text:name="__RefHeading___Toc486_36631795"/></text:h>
      <text:p text:style-name="P8">- mají „hmotné tělo“. <text:span text:style-name="T65">Jejich duše je zároveň tělem, není je možné oddělit.</text:span></text:p>
      <text:p text:style-name="P19"><text:span text:style-name="T58">- </text:span><text:span text:style-name="T6">neposedávají a nedají se tedy vymýtat. Mohou ale někoho magicky ovládat.</text:span></text:p>
      <text:p text:style-name="P19"><text:span text:style-name="T6">- </text:span><text:span text:style-name="T8">není je možné definitivně zabít,</text:span><text:span text:style-name="T6"> </text:span><text:span text:style-name="T7">dají se </text:span><text:span text:style-name="T8">pouze</text:span><text:span text:style-name="T7"> zahnat (bahish) zpět do své domovské dimenze</text:span></text:p>
      <text:p text:style-name="P19"><text:span text:style-name="T7">- </text:span><text:span text:style-name="T9">tělo zabitého démona zmizí (leda by mu v tom někdo zabránil). </text:span><text:span text:style-name="T21">Důvod: Protože zmizí jejich duše a ta je zároveň jejich tělem.</text:span></text:p>
      <text:h text:style-name="P51" text:outline-level="2"><text:bookmark-start text:name="__RefHeading___Toc488_36631795"/>Resources<text:bookmark-end text:name="__RefHeading___Toc488_36631795"/></text:h>
      <text:p text:style-name="P19"><text:a xlink:type="simple" xlink:href="https://pekelne.webnode.cz/deleni-demonu/" text:style-name="Internet_20_link" text:visited-style-name="Visited_20_Internet_20_Link">https://pekelne.webnode.cz/deleni-demonu/</text:a><text:span text:style-name="T21"> </text:span></text:p>
      <text:p text:style-name="P20"/>
      <text:p text:style-name="Text_20_body"/>
      <text:h text:style-name="P49" text:outline-level="1"><text:bookmark-start text:name="__RefHeading___Toc725_2917862833"/><text:span text:style-name="Emphasis"><text:span text:style-name="T69">BAZILIŠEK</text:span></text:span><text:bookmark-end text:name="__RefHeading___Toc725_2917862833"/></text:h>
      <text:p text:style-name="P42"><text:span text:style-name="Emphasis"><text:span text:style-name="T71">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43"> </text:p>
      <text:p text:style-name="P44">KERBEROS</text:p>
      <text:p text:style-name="P45">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43"> </text:p>
      <text:p text:style-name="P44">ZPLOZENEC LEVIATANÚV</text:p>
      <text:p text:style-name="P45">Mořský ďábel potápějící lodě mořeplavců. Podle Iegendy byl potomkem Leviatana, krutého vodního hada, největší obludy všech dob a zvířete Onagera.</text:p>
      <text:p text:style-name="P43"> </text:p>
      <text:p text:style-name="P44">PERMONÍK (Perkmon)</text:p>
      <text:p text:style-name="P45">Trpasličí ďáblové usídlení ve štolách. Zlomyslné, nepřátelské bytosti usilující o život havířů a o zmar jejich díla.</text:p>
      <text:p text:style-name="P43"> </text:p>
      <text:p text:style-name="P44">POCHVIST (Ledový d'ábel)</text:p>
      <text:p text:style-name="P45"><text:soft-page-break/>Démon žijící v horách. Tento ohromný tvor, pohybujíci se na dlouhých nohách, prý vášnivě rád shazoval lidi i zvířata do strží.</text:p>
      <text:p text:style-name="P43"> </text:p>
      <text:p text:style-name="P44">ŠUST</text:p>
      <text:p text:style-name="P45">Lesní ďáblík modravého světélkování těla. Mužík maličkého těla a ohromné hlavy s výraznýma, jakoby mongoloidníma očima a dlouhými kníry. Člověku neusiluje o život, ale o majetek.</text:p>
      <text:p text:style-name="P43"> </text:p>
      <text:p text:style-name="P44">SATYR (Faun, Pan či Silén)</text:p>
      <text:p text:style-name="P45">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43"> </text:p>
      <text:p text:style-name="P43"> </text:p>
      <text:p text:style-name="P43"> </text:p>
      <text:p text:style-name="P44">ŠOTEK (Křistek, Parkus, Zmok, Plevelec, Plivník, Rarach nebo také Kokeš)</text:p>
      <text:p text:style-name="P42"><text:span text:style-name="Emphasis"><text:span text:style-name="T70">Domácí ďáblík sloužící člověku. Za službu žádá jedinou odměnu - duši velitele. Může mít podobu malého človíčka nebo černého kuřete. Šumavské legendy uvádějí i bílou kočku. V domě, kde žil člověk, 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h text:style-name="Heading_20_1" text:outline-level="1"><text:bookmark-start text:name="__RefHeading___Toc727_2917862833"/>Discarded monsters<text:bookmark-end text:name="__RefHeading___Toc727_2917862833"/></text:h>
      <text:h text:style-name="P56" text:outline-level="3"><text:bookmark-start text:name="__RefHeading___Toc729_2917862833"/>Bron<text:bookmark-end text:name="__RefHeading___Toc729_2917862833"/></text:h>
      <text:p text:style-name="P21">- <text:span text:style-name="T78">asi nebrat?</text:span></text:p>
      <text:h text:style-name="P58" text:outline-level="3"><text:bookmark-start text:name="__RefHeading___Toc731_2917862833"/>Kentaur<text:bookmark-end text:name="__RefHeading___Toc731_2917862833"/></text:h>
      <text:p text:style-name="P28">TODO</text:p>
      <text:h text:style-name="P59" text:outline-level="3"><text:bookmark-start text:name="__RefHeading___Toc733_2917862833"/>Dra<text:span text:style-name="T79">ci</text:span><text:bookmark-end text:name="__RefHeading___Toc733_2917862833"/></text:h>
      <text:p text:style-name="P21">/<text:span text:style-name="T77">*</text:span></text:p>
      <text:p text:style-name="P23">Tohle nebrat, rozdělení bude podle barev (a tomu bude automaticky odpovídat živel), ne podle živlů.</text:p>
      <text:p text:style-name="P22">Duhový - </text:p>
      <text:p text:style-name="P22">Ledový -</text:p>
      <text:p text:style-name="P22">Ohnivý -</text:p>
      <text:p text:style-name="P24">*/</text:p>
      <text:h text:style-name="P60" text:outline-level="3"><text:bookmark-start text:name="__RefHeading___Toc735_2917862833"/>Lid kočičí<text:bookmark-end text:name="__RefHeading___Toc735_2917862833"/></text:h>
      <text:p text:style-name="P29">- <text:span text:style-name="T81">velice čistotní</text:span></text:p>
      <text:p text:style-name="P29">- <text:span text:style-name="T81">9 životů</text:span></text:p>
      <text:p text:style-name="P25">- <text:span text:style-name="T80">mají rádi perly</text:span></text:p>
      <text:h text:style-name="P61" text:outline-level="3"><text:bookmark-start text:name="__RefHeading___Toc737_2917862833"/><text:soft-page-break/>Mlok<text:bookmark-end text:name="__RefHeading___Toc737_2917862833"/></text:h>
      <text:p text:style-name="P30">- <text:span text:style-name="T83">žijí ve vodě</text:span></text:p>
      <text:p text:style-name="P30">- <text:span text:style-name="T83">podobají se lidem, mají ale kulatější hlavy a dlouhý silný ocas</text:span></text:p>
      <text:p text:style-name="P30">- <text:span text:style-name="T83">teplota podle prostřední (jsou studenokrevní)</text:span></text:p>
      <text:p text:style-name="P30">- <text:span text:style-name="T83">kmenová struktura</text:span></text:p>
      <text:p text:style-name="P26">- <text:span text:style-name="T82">jsou velice učenliví a napodobují to, co vidí u </text:span><text:span text:style-name="T39">o</text:span><text:span text:style-name="T40">statních ras</text:span><text:span text:style-name="T82"> (obvykle ale nerozumí tomu, proč to dělají)</text:span></text:p>
      <text:h text:style-name="P62" text:outline-level="3"><text:bookmark-start text:name="__RefHeading___Toc739_2917862833"/>Skřítek<text:bookmark-end text:name="__RefHeading___Toc739_2917862833"/></text:h>
      <text:p text:style-name="P31">- 30 cm (lidem po kolena)</text:p>
      <text:p text:style-name="P31">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27">/* Zní mi to jako ultra trolling tool. Možná by účinky měly bejt dočasný (1 den?) */</text:p>
      <text:h text:style-name="Heading_20_3" text:outline-level="3"><text:bookmark-start text:name="__RefHeading___Toc741_2917862833"/>Zvířata<text:bookmark-end text:name="__RefHeading___Toc741_2917862833"/></text:h>
      <text:h text:style-name="P64" text:outline-level="4">Medvěd jeskynní</text:h>
      <text:h text:style-name="P65" text:outline-level="4">Tygr šavlozubý</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02T16:14:54.476000000</dc:date>
    <meta:print-date>2113-01-01T00:00:00</meta:print-date>
    <meta:editing-cycles>22536</meta:editing-cycles>
    <meta:editing-duration>P67DT7H26M41S</meta:editing-duration>
    <meta:generator>LibreOffice/6.3.5.2$Windows_X86_64 LibreOffice_project/dd0751754f11728f69b42ee2af66670068624673</meta:generator>
    <dc:creator>York </dc:creator>
    <meta:document-statistic meta:table-count="0" meta:image-count="0" meta:object-count="0" meta:page-count="17" meta:paragraph-count="187" meta:word-count="1951" meta:character-count="11851" meta:non-whitespace-character-count="10053"/>
  </office:meta>
</office:document-meta>
</file>